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294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28" style:family="paragraph" style:parent-style-name="Text_20_body" style:list-style-name="L294">
      <style:text-properties style:font-name="Arial" fo:font-size="13pt" style:font-name-asian="Arimo" style:font-size-asian="13pt" style:font-size-complex="13pt"/>
    </style:style>
    <style:style style:name="P329" style:family="paragraph" style:parent-style-name="Text_20_body">
      <style:text-properties style:font-name="ＭＳ Ｐゴシック" style:font-name-asian="ＭＳ Ｐゴシック"/>
    </style:style>
    <style:style style:name="P330" style:family="paragraph" style:parent-style-name="Text_20_body" style:list-style-name="L29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3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2">---------------------------------------------------------------</text:p>
      <text:p text:style-name="P4">[20200112_095017]</text:p>
      <text:p text:style-name="P14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豊島区巣鴨２丁目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晴れ。雲あり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巣鴨駅（JR）</text:p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8802092058084664686" text:style-name="L1">
              <text:list-item>
                <text:p text:style-name="P19">大邦興業。２人。どちらも日本人。</text:p>
              </text:list-item>
              <text:list-item>
                <text:p text:style-name="P19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9">もう一人は、メガネあり。色付き。上着は、紫色っぽかったか。赤紫。優しそうな人だ。</text:p>
              </text:list-item>
              <text:list-item>
                <text:p text:style-name="P19">どちらも、６０前後か。背は１７０前後。ホースの人の方が、やや高いか。</text:p>
              </text:list-item>
              <text:list-item>
                <text:p text:style-name="P19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3348941755837773055" text:style-name="L2">
              <text:list-item>
                <text:p text:style-name="P20">加崎建設。バイブ２人。</text:p>
              </text:list-item>
              <text:list-item>
                <text:p text:style-name="P20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3806380971673932169" text:style-name="L3">
              <text:list-item>
                <text:p text:style-name="P21">石井電工。前回と同じ人。がたい、良し。あごひげあり。</text:p>
              </text:list-item>
              <text:list-item>
                <text:p text:style-name="P21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6106117155031900638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3696543921718976322" text:style-name="L5">
              <text:list-item>
                <text:p text:style-name="P23">３人。若い人、２人。５０前後か、親方さんらしき人、１人。</text:p>
              </text:list-item>
              <text:list-item>
                <text:p text:style-name="P23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5707882340015419649" text:style-name="L6">
              <text:list-item>
                <text:p text:style-name="P24">小木建設工業。一人。若い人。確か、前回と同じ。</text:p>
              </text:list-item>
              <text:list-item>
                <text:p text:style-name="P24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3906377699283865147" text:style-name="L7">
              <text:list-item>
                <text:p text:style-name="P25">前回と同じ。４０ぐらいの人。そして、３０前か、若い人。</text:p>
              </text:list-item>
              <text:list-item>
                <text:p text:style-name="P25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3240506130873806251" text:style-name="L8">
              <text:list-item>
                <text:p text:style-name="P26">鈴木さん。寝坊したとのことで、朝の連絡時、朝礼の挨拶を依頼される。</text:p>
              </text:list-item>
              <text:list-item>
                <text:p text:style-name="P26">「元請の新年会がある」とのことで、２時過ぎには現場を出るとのこと。</text:p>
              </text:list-item>
              <text:list-item>
                <text:p text:style-name="P26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7566040651966141377" text:style-name="L9">
              <text:list-item>
                <text:p text:style-name="P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943644312772473692" text:style-name="L10">
              <text:list-item>
                <text:p text:style-name="P28">階段から。柱を何本か入れて、隅のエレベーター区画。</text:p>
              </text:list-item>
              <text:list-item>
                <text:p text:style-name="P28">続けて、柱、壁。部屋と部屋の間の壁、「内壁」と呼ぶのか、は、スラブ下いっぱいまで入れる。</text:p>
              </text:list-item>
              <text:list-item>
                <text:p text:style-name="P28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3469764953060807252" text:style-name="L11">
              <text:list-item>
                <text:p text:style-name="P29">とげ抜き地蔵、再び訪れる。線香を買う。１束１００円、税込。</text:p>
              </text:list-item>
              <text:list-item>
                <text:p text:style-name="P29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9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1845023650087697629" text:style-name="L12">
              <text:list-item>
                <text:p text:style-name="P30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0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0">白い建物。壁の表面は、化粧板なのか、凸凹を入れてある。</text:p>
                  </text:list-item>
                  <text:list-item>
                    <text:p text:style-name="P30">表札有り。「滝野川　栗原」、だったか。「河原」だったかも知れない。</text:p>
                  </text:list-item>
                  <text:list-item>
                    <text:p text:style-name="P30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0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8960999184076762629" text:style-name="L13">
              <text:list-item>
                <text:p text:style-name="P31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7338632681922795534" text:style-name="L14">
              <text:list-item>
                <text:p text:style-name="P32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4"/>
      <text:p text:style-name="P4">[/ 20200112_105247]</text:p>
      <text:p text:style-name="P14"/>
      <text:p text:style-name="P8"/>
      <text:p text:style-name="P2">---------------------------------------------------------------</text:p>
      <text:p text:style-name="P4">[20200117_155330]</text:p>
      <text:p text:style-name="P14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春日秀樹様　共同住宅新築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754081427143266550" text:style-name="L15">
              <text:list-item>
                <text:p text:style-name="P33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3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4514660706590913724" text:style-name="L16"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3543223977590423236" text:style-name="L17">
              <text:list-item>
                <text:p text:style-name="P35">年配の人。白髪あり。コン打ちをよく分かっているように見受けた。</text:p>
              </text:list-item>
              <text:list-item>
                <text:p text:style-name="P35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pan text:style-name="T2">警備</text:span></text:p>
          </table:table-cell>
          <table:table-cell table:style-name="表1.C2" office:value-type="string">
            <text:list xml:id="list7354499836763429822" text:style-name="L18">
              <text:list-item>
                <text:p text:style-name="P36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5721244282819897991" text:style-name="L19">
              <text:list-item>
                <text:p text:style-name="P37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2243453963648445203" text:style-name="L20">
              <text:list-item>
                <text:p text:style-name="P38">２名。一人は、鼻の付け根（目尻の傍の）が、凹んでいる。</text:p>
              </text:list-item>
              <text:list-item>
                <text:p text:style-name="P38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882823441178032455" text:style-name="L21">
              <text:list-item>
                <text:p text:style-name="P39">メガネあり。前歯、上の、が出っ張っている。笑みをいつも作っている。</text:p>
              </text:list-item>
              <text:list-item>
                <text:p text:style-name="P39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8598024141271274792" text:style-name="L22">
              <text:list-item>
                <text:p text:style-name="P40">佐藤工業、古川さん。夕方５時５０分ぐらいか、電話する。</text:p>
              </text:list-item>
              <text:list-item>
                <text:p text:style-name="P40">当日の打設場所。スラブには、スリーブはない。壁のみ。（ｆ１）</text:p>
              </text:list-item>
              <text:list-item>
                <text:p text:style-name="P40">そのため、壁・柱を打ち終われば、本来、設備側としての相番の作業は、完了。（ｆ２）</text:p>
              </text:list-item>
              <text:list-item>
                <text:p text:style-name="P40">ｆ２に根拠を置くと、本来、相番作業は、その日について言えば、残業は発生しない。（ｃ１）</text:p>
              </text:list-item>
              <text:list-item>
                <text:p text:style-name="P40">ｃ１によれば、残業代を支払う義務は、発注側には、発生しない。（ｃ２）</text:p>
              </text:list-item>
              <text:list-item>
                <text:p text:style-name="P40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650463878077944561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5554568354962275017" text:style-name="L24">
              <text:list-item>
                <text:p text:style-name="P42">柱、壁　=&gt;　パラペット。３区画に分かれている。奥の２区画を先に、この順序で。</text:p>
              </text:list-item>
              <text:list-item>
                <text:p text:style-name="P42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7347722616369578843" text:style-name="L25">
              <text:list-item>
                <text:p text:style-name="P43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2408777014707264547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1256746930697646107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3998541688677802178" text:style-name="L28">
              <text:list-item>
                <text:p text:style-name="P46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4"/>
      <text:p text:style-name="P4">[/ 20200117_161555]</text:p>
      <text:p text:style-name="P14"/>
      <text:p text:style-name="P8"/>
      <text:p text:style-name="P2">---------------------------------------------------------------</text:p>
      <text:p text:style-name="P4">[20200126_212615]</text:p>
      <text:p text:style-name="P14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下作延六丁目計画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。雲あり。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津田山駅（南武線）</text:p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2647793307060536687" text:style-name="L29">
              <text:list-item>
                <text:p text:style-name="P47">「FUJITA」。２人。１人は、ベトナムか。</text:p>
              </text:list-item>
              <text:list-item>
                <text:p text:style-name="P47">ベトナム人らしき人。若く見える。顔の輪郭は、細長。</text:p>
                <text:list>
                  <text:list-item>
                    <text:p text:style-name="P47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7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4222024299572612343" text:style-name="L30">
              <text:list-item>
                <text:p text:style-name="P48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8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<text:soft-page-break/>相番の人</text:p>
          </table:table-cell>
          <table:table-cell table:style-name="表2.C2" office:value-type="string">
            <text:list xml:id="list183536829639335442" text:style-name="L31">
              <text:list-item>
                <text:p text:style-name="P49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9"><text:soft-page-break/>相番は、気が楽。ボイド設置よりも。それで、相番に結構入っている、ここのところ。</text:p>
              </text:list-item>
              <text:list-item>
                <text:p text:style-name="P49">ボイド付けの仕事には、ベビーサンダーも持参している。現場にないことがあるから。</text:p>
              </text:list-item>
              <text:list-item>
                <text:p text:style-name="P49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5949581320272741631" text:style-name="L32">
              <text:list-item>
                <text:p text:style-name="P50">年配の人。結婚指輪を嵌めている。猫背。体格は、上半身ががっちりしている。</text:p>
              </text:list-item>
              <text:list-item>
                <text:p text:style-name="P50">朝、ゲートを開けていた。近寄ると、「どちらさん？」と詰問してくる。</text:p>
              </text:list-item>
              <text:list-item>
                <text:p text:style-name="P50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7756405024523370820" text:style-name="L33">
              <text:list-item>
                <text:p text:style-name="P51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245922138980972736" text:style-name="L34">
              <text:list-item>
                <text:p text:style-name="P5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2058308873534754594" text:style-name="L35">
              <text:list-item>
                <text:p text:style-name="P53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3467076933334933096" text:style-name="L36">
              <text:list-item>
                <text:p text:style-name="P54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8307221893462735998" text:style-name="L37">
              <text:list-item>
                <text:p text:style-name="P55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7616311240949077605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3167064329767166737" text:style-name="L39">
              <text:list-item>
                <text:p text:style-name="P57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6549038429442871968" text:style-name="L40">
              <text:list-item>
                <text:p text:style-name="P58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6942459819957779891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7396977074895858810" text:style-name="L42">
              <text:list-item>
                <text:p text:style-name="P60">＝＝＞各担当の人たちの欄</text:p>
              </text:list-item>
            </text:list>
          </table:table-cell>
        </table:table-row>
      </table:table>
      <text:p text:style-name="P14"/>
      <text:p text:style-name="P4">[/ 20200126_215143]</text:p>
      <text:p text:style-name="P8"><text:soft-page-break/></text:p>
      <text:p text:style-name="P2"/>
      <text:p text:style-name="P2">---------------------------------------------------------------</text:p>
      <text:p text:style-name="P4">[20200204_085059]</text:p>
      <text:p text:style-name="P14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こぶしえん新築工事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曇り、ときどき晴れ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学芸大学</text:p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542940780083481179" text:style-name="L43">
              <text:list-item>
                <text:p text:style-name="P61">「貢石」（こうせき）。２人。１人はベトナム人。</text:p>
              </text:list-item>
              <text:list-item>
                <text:p text:style-name="P61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8494852104909652507" text:style-name="L44">
              <text:list-item>
                <text:p text:style-name="P62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<text:span text:style-name="T2">設備</text:span>屋さんの相番の人</text:p>
          </table:table-cell>
          <table:table-cell table:style-name="表3.C2" office:value-type="string">
            <text:list xml:id="list2160672599522267236" text:style-name="L45">
              <text:list-item>
                <text:p text:style-name="P63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7394816207750443648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4237859431026632885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6700327267796204099" text:style-name="L48">
              <text:list-item>
                <text:p text:style-name="P6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616842795110029653" text:style-name="L49">
              <text:list-item>
                <text:p text:style-name="P67">前回と同じく、ガタイのいい男性の人。</text:p>
              </text:list-item>
              <text:list-item>
                <text:p text:style-name="P67">副所長の肩書きの人だったか、「村中」さんとかいう人、打設エリアに、</text:p>
              </text:list-item>
              <text:list-item>
                <text:p text:style-name="P67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4919480634963745465" text:style-name="L50">
              <text:list-item>
                <text:p text:style-name="P68">キャリアテックの人が来ている。名前は、思い出せない。年配の人。５０半ばか。目が細い。薄目。</text:p>
              </text:list-item>
              <text:list-item>
                <text:p text:style-name="P68">作業の終了が、予定よりも遅くなる。早ければ１２時すぎの予定。実際は<text:soft-page-break/>４時近く。</text:p>
              </text:list-item>
              <text:list-item>
                <text:p text:style-name="P68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8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7761186912649933458" text:style-name="L51">
              <text:list-item>
                <text:p text:style-name="P6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5868033540155237408" text:style-name="L52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326389639019079463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2584114611128898516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4895230937082216444" text:style-name="L55">
              <text:list-item>
                <text:p text:style-name="P73">ポンプ屋さん。２人。２人は、定員ではないか。３人の時もある。貢石に限らず。</text:p>
                <text:list>
                  <text:list-item>
                    <text:p text:style-name="P73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3">２人は、人員の数として、少ないか。配管の調節の作業のとき、作業に手を貸してもいいかも知れない。</text:p>
                  </text:list-item>
                  <text:list-item>
                    <text:p text:style-name="P73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2747678486673877936" text:style-name="L56">
              <text:list-item>
                <text:p text:style-name="P74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4"/>
      <text:p text:style-name="P4">[/ 20200204_091927]</text:p>
      <text:p text:style-name="P14"/>
      <text:p text:style-name="P9"/>
      <text:p text:style-name="P2">---------------------------------------------------------------</text:p>
      <text:p text:style-name="P4">[20200211_102337]</text:p>
      <text:p text:style-name="P14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新高円寺プロジェクト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晴れ。雲あり。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新高円寺駅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2060754783480574254" text:style-name="L57">
              <text:list-item>
                <text:p text:style-name="P75">３人。親方さんは日本人。顔は、浅黒い。やや、どす黒い気味、あり。腹は出ている。１７２ぐらいか</text:p>
                <text:list>
                  <text:list-item>
                    <text:p text:style-name="P75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442317710975646899" text:style-name="L58">
              <text:list-item>
                <text:p text:style-name="P76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6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電気屋さんの相番の人</text:p>
          </table:table-cell>
          <table:table-cell table:style-name="表5.C2" office:value-type="string">
            <text:list xml:id="list3362402660530418514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9148838948263348327" text:style-name="L60">
              <text:list-item>
                <text:p text:style-name="P78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8461775468671556788" text:style-name="L61">
              <text:list-item>
                <text:p text:style-name="P79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6658657876992404866" text:style-name="L62">
              <text:list-item>
                <text:p text:style-name="P80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3813869799819899101" text:style-name="L63">
              <text:list-item>
                <text:p text:style-name="P81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5503742354228430591" text:style-name="L64">
              <text:list-item>
                <text:p text:style-name="P82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8277888605697314661" text:style-name="L65">
              <text:list-item>
                <text:p text:style-name="P8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7516144546714617527" text:style-name="L66">
              <text:list-item>
                <text:p text:style-name="P84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<text:soft-page-break/>見聞</text:p>
          </table:table-cell>
          <table:table-cell table:style-name="表5.C2" office:value-type="string">
            <text:list xml:id="list1116360265976133157" text:style-name="L67">
              <text:list-item>
                <text:p text:style-name="P85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2083574097024696971" text:style-name="L68">
              <text:list-item>
                <text:p text:style-name="P8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3784593722153245838" text:style-name="L69">
              <text:list-item>
                <text:p text:style-name="P87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5856095950155341531" text:style-name="L70">
              <text:list-item>
                <text:p text:style-name="P88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4"/>
      <text:p text:style-name="P4">[/ 20200211_104003]</text:p>
      <text:p text:style-name="P14"/>
      <text:p text:style-name="P9"/>
      <text:p text:style-name="P14"/>
      <text:p text:style-name="P2">---------------------------------------------------------------</text:p>
      <text:p text:style-name="P4">[20200218_154520]</text:p>
      <text:p text:style-name="P14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こぶしえん新築工事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曇り、ときどき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学芸大学</text:p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6232643190622891151" text:style-name="L71">
              <text:list-item>
                <text:p text:style-name="P89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273510628941615303" text:style-name="L72">
              <text:list-item>
                <text:p text:style-name="P90">親方さん。１７５ぐらい。ガタイがでかい。</text:p>
              </text:list-item>
              <text:list-item>
                <text:p text:style-name="P90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0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0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<text:soft-page-break/>人</text:p>
          </table:table-cell>
          <table:table-cell table:style-name="表6.C2" office:value-type="string">
            <text:list xml:id="list5203529981517020677" text:style-name="L73">
              <text:list-item>
                <text:p text:style-name="P91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1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19084540276665446" text:style-name="L74">
              <text:list-item>
                <text:p text:style-name="P92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2652525339539415193" text:style-name="L75">
              <text:list-item>
                <text:p text:style-name="P93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5134735508904151997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8800015576021042834" text:style-name="L77">
              <text:list-item>
                <text:p text:style-name="P95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2066995240081571875" text:style-name="L78">
              <text:list-item>
                <text:p text:style-name="P96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175162596514919197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7713412881683933092" text:style-name="L80">
              <text:list-item>
                <text:p text:style-name="P98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6491820967211979719" text:style-name="L81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7673565492511735970" text:style-name="L82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3966335620192612090" text:style-name="L83">
              <text:list-item>
                <text:p text:style-name="P101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8598126084153483466" text:style-name="L84">
              <text:list-item>
                <text:p text:style-name="P102">上記のとおり、扶桑のうりざねの人に、朝、経路を教えてもらった。</text:p>
                <text:list>
                  <text:list-item>
                    <text:p text:style-name="P102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2">テンガイさんか、５時になった頃、打設現場に来てくれる。残業は、ご自分がされる、とのこと。お礼を伝える。</text:p>
                <text:list>
                  <text:list-item>
                    <text:p text:style-name="P102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[/ 20200218_155640]</text:p>
      <text:p text:style-name="P14"/>
      <text:p text:style-name="P9"><text:soft-page-break/></text:p>
      <text:p text:style-name="P2">---------------------------------------------------------------</text:p>
      <text:p text:style-name="P4">[XXX] 20200226_164915</text:p>
      <text:p text:style-name="P14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こぶしえん新築工事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曇り、ときどき晴れ</text:p>
          </table:table-cell>
        </table:table-row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学芸大学</text:p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5276943459280261127" text:style-name="L85">
              <text:list-item>
                <text:p text:style-name="P103">「貢石」（こうせき）。３人。１人はベトナム人。</text:p>
              </text:list-item>
              <text:list-item>
                <text:p text:style-name="P103">日本人の人：２人。一人は、１７５ぐらい。痩せ身。顔の輪郭は、細長。</text:p>
              </text:list-item>
              <text:list-item>
                <text:p text:style-name="P103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7675949186152211557" text:style-name="L86">
              <text:list-item>
                <text:p text:style-name="P104">松原組の人たち。前回、バイブを担当していた一人。親方さんではなく。顔の肌が浅黒い人。</text:p>
                <text:list>
                  <text:list-item>
                    <text:p text:style-name="P104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4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4530774491098126994" text:style-name="L87">
              <text:list-item>
                <text:p text:style-name="P105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4809853976235272223" text:style-name="L88">
              <text:list-item>
                <text:p text:style-name="P106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4951786369519741259" text:style-name="L89">
              <text:list-item>
                <text:p text:style-name="P107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6607146350608901011" text:style-name="L90">
              <text:list-item>
                <text:p text:style-name="P108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5508909771966107400" text:style-name="L91">
              <text:list-item>
                <text:p text:style-name="P109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1548419266763806000" text:style-name="L92">
              <text:list-item>
                <text:p text:style-name="P110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280748704710236430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1">省略</text:p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2421328498121871346" text:style-name="L94">
              <text:list-item>
                <text:p text:style-name="P112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2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3118205903131328638" text:style-name="L95">
              <text:list-item>
                <text:p text:style-name="P113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6128181288041358365" text:style-name="L96">
              <text:list-item>
                <text:p text:style-name="P11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2594982990237099881" text:style-name="L97">
              <text:list-item>
                <text:p text:style-name="P115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8014811637428941541" text:style-name="L98">
              <text:list-item>
                <text:p text:style-name="P116">長畑さんに、サインをもらった。</text:p>
              </text:list-item>
            </text:list>
          </table:table-cell>
        </table:table-row>
      </table:table>
      <text:p text:style-name="P14"/>
      <text:p text:style-name="P4">[/ XXXX] 20200226_170534</text:p>
      <text:p text:style-name="P14"/>
      <text:p text:style-name="P9"/>
      <text:p text:style-name="P14"/>
      <text:p text:style-name="P2">---------------------------------------------------------------</text:p>
      <text:p text:style-name="P4">[XXX] 20200304_151752</text:p>
      <text:p text:style-name="P14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愛知屋様伊勢佐木町プロジェクト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黄金町</text:p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5311784034406912929" text:style-name="L99">
              <text:list-item>
                <text:p text:style-name="P117">那須産業。２人。一人は、３０半ば、若く見える。１７５ぐらい。顔が、色白い。</text:p>
              </text:list-item>
              <text:list-item>
                <text:p text:style-name="P117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8741570352014472660" text:style-name="L100">
              <text:list-item>
                <text:p text:style-name="P118">今西建設。バイブの人、一人は、ベトナムの人。若い。後半、サングラスを着ける。</text:p>
              </text:list-item>
              <text:list-item>
                <text:p text:style-name="P118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3194701436051447420" text:style-name="L101">
              <text:list-item>
                <text:p text:style-name="P119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288473896981903933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3158127391977310807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5407871307197243870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2109484736757293145" text:style-name="L105">
              <text:list-item>
                <text:p text:style-name="P123">打設現場を担当した人。４０半ばか。メガネあり。１７０弱か。いくぶん、太め。</text:p>
              </text:list-item>
              <text:list-item>
                <text:p text:style-name="P123">所長さんか、朝礼時、打設の周知会を主宰。「いいコンクリを打ちましょう」</text:p>
              </text:list-item>
              <text:list-item>
                <text:p text:style-name="P123">３人目の人。６０半ばか。清水で働いていたとのこと。</text:p>
                <text:list>
                  <text:list-item>
                    <text:p text:style-name="P123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9131705261089326021" text:style-name="L106">
              <text:list-item>
                <text:p text:style-name="P124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3080820660047742723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1542333977102844239" text:style-name="L108">
              <text:list-item>
                <text:p text:style-name="P126">３階、立ち上がり。</text:p>
              </text:list-item>
              <text:list-item>
                <text:p text:style-name="P126">まず、柱だったか。１本か２本。</text:p>
              </text:list-item>
              <text:list-item>
                <text:p text:style-name="P126">次に、階段。踊り場まで。それから、柱など、だったか。</text:p>
              </text:list-item>
              <text:list-item>
                <text:p text:style-name="P126">通りに面した側の手すり。最後。スラブを全て上げてから。コンクリのホースは、タワーから吊り下げる。</text:p>
              </text:list-item>
              <text:list-item>
                <text:p text:style-name="P126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<text:soft-page-break/>出来事、見聞</text:p>
          </table:table-cell>
          <table:table-cell table:style-name="表8.C2" office:value-type="string">
            <text:list xml:id="list6103767852824774397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2429834072177574358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1225346819446080584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6037737109069807034" text:style-name="L112">
              <text:list-item>
                <text:p text:style-name="P130">上記のとおり、朝、金子工業所の担当の人、新規の用紙を、用意してくれた。</text:p>
              </text:list-item>
              <text:list-item>
                <text:p text:style-name="P130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4"/>
      <text:p text:style-name="P4">[/ XXXX] 20200304_153636</text:p>
      <text:p text:style-name="P14"/>
      <text:p text:style-name="P9"/>
      <text:p text:style-name="P14"/>
      <text:p text:style-name="P2">---------------------------------------------------------------</text:p>
      <text:p text:style-name="P4">[XXX] 20200309_142012</text:p>
      <text:p text:style-name="P14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東中野５丁目計画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。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落合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p text:style-name="P11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631186695451384622" text:style-name="L113">
              <text:list-item>
                <text:p text:style-name="P131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9116437706796192375" text:style-name="L114">
              <text:list-item>
                <text:p text:style-name="P132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2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8025632645864491991" text:style-name="L115">
              <text:list-item>
                <text:p text:style-name="P133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6080590428342928571" text:style-name="L116">
              <text:list-item>
                <text:p text:style-name="P134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9036439056615982185" text:style-name="L117">
              <text:list-item>
                <text:p text:style-name="P135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1184901510630437331" text:style-name="L118">
              <text:list-item>
                <text:p text:style-name="P136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6161786983988581203" text:style-name="L119">
              <text:list-item>
                <text:p text:style-name="P137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5953077286435109462" text:style-name="L120">
              <text:list-item>
                <text:p text:style-name="P138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2374374764730545657" text:style-name="L121">
              <text:list-item>
                <text:p text:style-name="P139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3014201697858036103" text:style-name="L122">
              <text:list-item>
                <text:p text:style-name="P140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10490926293619882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4805750977472852153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5504253519786050203" text:style-name="L125">
              <text:list-item>
                <text:p text:style-name="P143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4705482016601794642" text:style-name="L126">
              <text:list-item>
                <text:p text:style-name="P144">終了後、森さんに連絡。詰所に来てくれる。</text:p>
              </text:list-item>
              <text:list-item>
                <text:p text:style-name="P144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6511737582067354733" text:style-name="L127">
              <text:list-item>
                <text:p text:style-name="P145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5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<text:soft-page-break/>[/ XXXX] 20200309_143339</text:p>
      <text:p text:style-name="P14"/>
      <text:p text:style-name="P9"/>
      <text:p text:style-name="P14"/>
      <text:p text:style-name="P2">---------------------------------------------------------------</text:p>
      <text:p text:style-name="P4">[XXX] </text:p>
      <text:p text:style-name="P14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藤沢市辻堂新町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晴れ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辻堂駅（JR東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642843385847828285" text:style-name="L128">
              <text:list-item>
                <text:p text:style-name="P146">９時過ぎか</text:p>
              </text:list-item>
              <text:list-item>
                <text:p text:style-name="P146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8752851996797150165" text:style-name="L129">
              <text:list-item>
                <text:p text:style-name="P147">西湘工業。３人。午後からだったか、４人。</text:p>
              </text:list-item>
              <text:list-item>
                <text:p text:style-name="P147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7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1126379575264507279" text:style-name="L130">
              <text:list-item>
                <text:p text:style-name="P148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5098398463480900058" text:style-name="L131">
              <text:list-item>
                <text:p text:style-name="P149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7023079688686556965" text:style-name="L132">
              <text:list-item>
                <text:p text:style-name="P150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769082554838953295" text:style-name="L133">
              <text:list-item>
                <text:p text:style-name="P151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2383788420609660447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<text:soft-page-break/>ん</text:p>
          </table:table-cell>
          <table:table-cell table:style-name="表10.C2" office:value-type="string">
            <text:list xml:id="list4534354903855640573" text:style-name="L135">
              <text:list-item>
                <text:p text:style-name="P153">３人。</text:p>
              </text:list-item>
              <text:list-item>
                <text:p text:style-name="P153"><text:soft-page-break/>所長さん。（P1)</text:p>
              </text:list-item>
              <text:list-item>
                <text:p text:style-name="P153">４０ぐらいの人。体は痩せている。鼻の形、鉤鼻。立ち上がりの区画に入って、打設の完遂を確認する役。（P２）</text:p>
              </text:list-item>
              <text:list-item>
                <text:p text:style-name="P153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500946418774448655" text:style-name="L136">
              <text:list-item>
                <text:p text:style-name="P154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4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4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8974804811990721682" text:style-name="L137">
              <text:list-item>
                <text:p text:style-name="P15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2199876420285101964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4460008158978773607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3813379893704207710" text:style-name="L140">
              <text:list-item>
                <text:p text:style-name="P158">富士山が見える。大きい。</text:p>
              </text:list-item>
              <text:list-item>
                <text:p text:style-name="P158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4694552458172029615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79133239229947458" text:style-name="L142">
              <text:list-item>
                <text:p text:style-name="P160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9033650961019204285" text:style-name="L143">
              <text:list-item>
                <text:p text:style-name="P161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4"/>
      <text:p text:style-name="P4">[/ XXXX] 20200317_084620</text:p>
      <text:p text:style-name="P14"/>
      <text:p text:style-name="P9"/>
      <text:p text:style-name="P13"/>
      <text:p text:style-name="P2">---------------------------------------------------------------</text:p>
      <text:p text:style-name="P4"><text:soft-page-break/>[XXX] 20200325_134803</text:p>
      <text:p text:style-name="P14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アーデル平塚新築工事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>平塚駅</text:p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4015383728519823902" text:style-name="L144">
              <text:list-item>
                <text:p text:style-name="P162">開始　９時半過ぎ？</text:p>
              </text:list-item>
              <text:list-item>
                <text:p text:style-name="P162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2864630375174376164" text:style-name="L145">
              <text:list-item>
                <text:p text:style-name="P163">SHIMAZU</text:p>
              </text:list-item>
              <text:list-item>
                <text:p text:style-name="P163">３人。ホース担当は、口ひげあり。表情は硬い。５０前後か。皆、日本人。</text:p>
              </text:list-item>
              <text:list-item>
                <text:p text:style-name="P163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土工さん</text:p>
          </table:table-cell>
          <table:table-cell table:style-name="表11.C2" office:value-type="string">
            <text:list xml:id="list8791488330394814703" text:style-name="L146">
              <text:list-item>
                <text:p text:style-name="P164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939465849013198719" text:style-name="L147">
              <text:list-item>
                <text:p text:style-name="P165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58475216216788649" text:style-name="L148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7391708196662872253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936723606960792202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2440643032978100160" text:style-name="L151">
              <text:list-item>
                <text:p text:style-name="P169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8812808819201893998" text:style-name="L152">
              <text:list-item>
                <text:p text:style-name="P170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5011520227082590552" text:style-name="L153">
              <text:list-item>
                <text:p text:style-name="P171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1031167532665891833" text:style-name="L154">
              <text:list-item>
                <text:p text:style-name="P172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2262489170429626008" text:style-name="L155">
              <text:list-item>
                <text:p text:style-name="P173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7293556946122464599" text:style-name="L156">
              <text:list-item>
                <text:p text:style-name="P174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778366690304083047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222190109025543249" text:style-name="L158">
              <text:list-item>
                <text:p text:style-name="P176">中根氏。日報のサイン、引き受けてもらった。</text:p>
              </text:list-item>
              <text:list-item>
                <text:p text:style-name="P176">電気担当の人。秋山さん。朝礼の後、設備の人に、引き合わせてくれた。</text:p>
                <text:list>
                  <text:list-item>
                    <text:p text:style-name="P176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6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7188520416745014645" text:style-name="L159">
              <text:list-item>
                <text:p text:style-name="P177">ロングスパンの、扉の開閉時。格子の間に指を挟む危険、変わりなくあり。</text:p>
              </text:list-item>
              <text:list-item>
                <text:p text:style-name="P177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4"/>
      <text:p text:style-name="P4">[/ XXXX] 20200325_140818</text:p>
      <text:p text:style-name="P14"/>
      <text:p text:style-name="P9"/>
      <text:p text:style-name="P2">---------------------------------------------------------------</text:p>
      <text:p text:style-name="P4">[XXX] 20200329_171641</text:p>
      <text:p text:style-name="P14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1">豊島区高田１丁目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早稲田駅（東西線）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642459057934659574" text:style-name="L160">
              <text:list-item>
                <text:p text:style-name="P178">開始　：　９時半ぐらい</text:p>
              </text:list-item>
              <text:list-item>
                <text:p text:style-name="P178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4578067624152743484" text:style-name="L161">
              <text:list-item>
                <text:p text:style-name="P179">洋輔圧送</text:p>
              </text:list-item>
              <text:list-item>
                <text:p text:style-name="P179">３人。共に、４０前半か。</text:p>
              </text:list-item>
              <text:list-item>
                <text:p text:style-name="P179"><text:soft-page-break/>ホース口担当の人。髪の毛が、縮れている。</text:p>
              </text:list-item>
              <text:list-item>
                <text:p text:style-name="P179">ホースの引き回し担当の人。丸顔。よく笑顔になる。目尻に、シワが４・５本浮き出る、笑うとき。</text:p>
              </text:list-item>
              <text:list-item>
                <text:p text:style-name="P179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7049627997740805917" text:style-name="L162">
              <text:list-item>
                <text:p text:style-name="P180">石渡工務店</text:p>
              </text:list-item>
              <text:list-item>
                <text:p text:style-name="P180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8655409300092471470" text:style-name="L163">
              <text:list-item>
                <text:p text:style-name="P181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813818723485914008" text:style-name="L164">
              <text:list-item>
                <text:p text:style-name="P182"/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9135203956457920662" text:style-name="L165">
              <text:list-item>
                <text:p text:style-name="P183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4177456361619269476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7109833580899005363" text:style-name="L167">
              <text:list-item>
                <text:p text:style-name="P185">１人。年配の人。６０半ばか。</text:p>
              </text:list-item>
              <text:list-item>
                <text:p text:style-name="P185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4351177390670583395" text:style-name="L168">
              <text:list-item>
                <text:p text:style-name="P186">佐藤工業、あいはら様。電話の応対、丁寧にしてくださる。</text:p>
              </text:list-item>
              <text:list-item>
                <text:p text:style-name="P186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らの同僚</text:p>
          </table:table-cell>
          <table:table-cell table:style-name="表12.C2" office:value-type="string">
            <text:list xml:id="list7074184225596149321" text:style-name="L169">
              <text:list-item>
                <text:p text:style-name="P18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5630730965212826130" text:style-name="L170">
              <text:list-item>
                <text:p text:style-name="P188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5826430272268815381" text:style-name="L171">
              <text:list-item>
                <text:p text:style-name="P189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261963050545493575" text:style-name="L172">
              <text:list-item>
                <text:p text:style-name="P190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8917895492496708355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8412290784265652798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7604059607540811211" text:style-name="L175">
              <text:list-item>
                <text:p text:style-name="P193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4"/>
      <text:p text:style-name="P4">[/ XXXX] 20200329_173344</text:p>
      <text:p text:style-name="P14"/>
      <text:p text:style-name="P9"/>
      <text:p text:style-name="P14"/>
      <text:p text:style-name="P2">---------------------------------------------------------------</text:p>
      <text:p text:style-name="P4">[XXX] 20200405_080211</text:p>
      <text:p text:style-name="P14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こぶしえん新築工事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学芸大学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6599969585355201080" text:style-name="L176">
              <text:list-item>
                <text:p text:style-name="P194">開始　９時？</text:p>
              </text:list-item>
              <text:list-item>
                <text:p text:style-name="P194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139611077526523103" text:style-name="L177">
              <text:list-item>
                <text:p text:style-name="P195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22676376594202439" text:style-name="L178">
              <text:list-item>
                <text:p text:style-name="P196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<text:soft-page-break/>相番の人</text:p>
          </table:table-cell>
          <table:table-cell table:style-name="表14.C2" office:value-type="string">
            <text:list xml:id="list5579176654443034856" text:style-name="L179">
              <text:list-item>
                <text:p text:style-name="P197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4949604967139499393" text:style-name="L180">
              <text:list-item>
                <text:p text:style-name="P198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6147747969541103346" text:style-name="L181">
              <text:list-item>
                <text:p text:style-name="P199">ガタイのいい人、またいる。表情は、健康そう。マスクはしていない。</text:p>
              </text:list-item>
              <text:list-item>
                <text:p text:style-name="P19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2675665132220244687" text:style-name="L182">
              <text:list-item>
                <text:p text:style-name="P20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2581299618521337837" text:style-name="L183">
              <text:list-item>
                <text:p text:style-name="P201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7265740858730254997" text:style-name="L184">
              <text:list-item>
                <text:p text:style-name="P202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6043473652655954071" text:style-name="L185">
              <text:list-item>
                <text:p text:style-name="P203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5356584880473357854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5803146601838398491" text:style-name="L187">
              <text:list-item>
                <text:p text:style-name="P205">長畑さんに、サインしてもらう</text:p>
              </text:list-item>
              <text:list-item>
                <text:p text:style-name="P205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8393961174472940721" text:style-name="L188">
              <text:list-item>
                <text:p text:style-name="P206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4"/>
      <text:p text:style-name="P4">[/ XXXX] 20200405_081406</text:p>
      <text:p text:style-name="P14"/>
      <text:p text:style-name="P9"/>
      <text:p text:style-name="P14"/>
      <text:p text:style-name="P2">---------------------------------------------------------------</text:p>
      <text:p text:style-name="P4">[XXX] 20200429_152039</text:p>
      <text:p text:style-name="P14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新高円寺プロジェクト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新高円寺駅</text:p>
          </table:table-cell>
        </table:table-row>
        <text:soft-page-break/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8136666761606875721" text:style-name="L189">
              <text:list-item>
                <text:p text:style-name="P207">開始：９時半ぐらい</text:p>
              </text:list-item>
              <text:list-item>
                <text:p text:style-name="P207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1459216907379272794" text:style-name="L190">
              <text:list-item>
                <text:p text:style-name="P208">３人。一人は、ベトナムの人か。１６５ぐらい。こぶとり。顔の輪郭は、まるっこい。表情は、いかつい。浅黒の肌。</text:p>
              </text:list-item>
              <text:list-item>
                <text:p text:style-name="P208">もう一人、ホース口、そして引き回しも担当の人。日本人。小柄。６５ぐらいか。顔にシワ。身のこなしは、軽い。</text:p>
              </text:list-item>
              <text:list-item>
                <text:p text:style-name="P208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8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5576726108586153563" text:style-name="L191">
              <text:list-item>
                <text:p text:style-name="P209">以前に会ったことのある人たち。</text:p>
              </text:list-item>
              <text:list-item>
                <text:p text:style-name="P209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2314863730775272238" text:style-name="L192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471924304335478952" text:style-name="L193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2154317754599005349" text:style-name="L194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4332596399073581423" text:style-name="L195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6796697702289812131" text:style-name="L196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4935599349548185293" text:style-name="L197">
              <text:list-item>
                <text:p text:style-name="P215">サインをもらったのは、ホクシンの、ある一人の方。１６５ぐらい。顔つきに、脳発達の、非標準さを感じる。</text:p>
                <text:list>
                  <text:list-item>
                    <text:p text:style-name="P215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1461615861954844706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<text:soft-page-break/>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2911010068306310947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3366683924503620857" text:style-name="L200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5667889787304751224" text:style-name="L201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8616153529626241556" text:style-name="L202">
              <text:list-item>
                <text:p text:style-name="P220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0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0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2964767186799062567" text:style-name="L203">
              <text:list-item>
                <text:p text:style-name="P221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7822844810394096568" text:style-name="L204">
              <text:list-item>
                <text:p text:style-name="P222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4"/>
      <text:p text:style-name="P4">[/ XXXX] 20200429_153354</text:p>
      <text:p text:style-name="P14"/>
      <text:p text:style-name="P9"/>
      <text:p text:style-name="P2">---------------------------------------------------------------</text:p>
      <text:p text:style-name="P4">[XXX] <text:span text:style-name="T9">20200603_171930</text:span></text:p>
      <text:p text:style-name="P14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アビティ宮前平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曇り、時々晴れ。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宮前平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9210537018826543816" text:style-name="L205">
              <text:list-item>
                <text:p text:style-name="P223">開始　=&gt;　９：１５？</text:p>
              </text:list-item>
              <text:list-item>
                <text:p text:style-name="P223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1422157515863458613" text:style-name="L206">
              <text:list-item>
                <text:p text:style-name="P224">“Fujita”</text:p>
              </text:list-item>
              <text:list-item>
                <text:p text:style-name="P224">もう一つのチームの、ホース担当の人。ベトナム人か。若い。見ると、いつも笑顔を見せている。</text:p>
              </text:list-item>
              <text:list-item>
                <text:p text:style-name="P224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8548022606495046830" text:style-name="L207">
              <text:list-item>
                <text:p text:style-name="P225">バイブ担当。２人とも、日本時。</text:p>
              </text:list-item>
              <text:list-item>
                <text:p text:style-name="P225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450384211705439426" text:style-name="L208">
              <text:list-item>
                <text:p text:style-name="P226">日本人。若い人。目元まで、マスクで覆っている。</text:p>
                <text:list>
                  <text:list-item>
                    <text:p text:style-name="P226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7701367256508434005" text:style-name="L209">
              <text:list-item>
                <text:p text:style-name="P227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851542131186539154" text:style-name="L210">
              <text:list-item>
                <text:p text:style-name="P228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8867599900663807350" text:style-name="L211">
              <text:list-item>
                <text:p text:style-name="P229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2000351974642565904" text:style-name="L212">
              <text:list-item>
                <text:p text:style-name="P230">２人。一人は、若い人。３０前半ぐらいか。結婚指輪が、真新しいものに見える。</text:p>
              </text:list-item>
              <text:list-item>
                <text:p text:style-name="P230">朝礼時の、周知会。発する声が、真が太い。と感じる。言いよどんだり、聞き取りにくい発声、ではない。</text:p>
              </text:list-item>
              <text:list-item>
                <text:p text:style-name="P230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3471924771988356178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2471038328142157606" text:style-name="L214">
              <text:list-item>
                <text:p text:style-name="P232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6864760878246716864" text:style-name="L215">
              <text:list-item>
                <text:p text:style-name="P233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7683902761303293018" text:style-name="L216">
              <text:list-item>
                <text:p text:style-name="P234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1480193823725013181" text:style-name="L217">
              <text:list-item>
                <text:p text:style-name="P235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3835668116529890349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8969590889836411189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1813855168927196135" text:style-name="L220">
              <text:list-item>
                <text:p text:style-name="P238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4"/>
      <text:p text:style-name="P4">[/ XXXX] 20200603_173909</text:p>
      <text:p text:style-name="P14"/>
      <text:p text:style-name="P9"/>
      <text:p text:style-name="P2">---------------------------------------------------------------</text:p>
      <text:p text:style-name="P4">[XXX] </text:p>
      <text:p text:style-name="P14">myself / towa diary / 20200614_095511</text:p>
      <text:p text:style-name="P14"/>
      <text:p text:style-name="P3"><text:span text:style-name="T3">作業日：</text:span><office:annotation office:name="__Annotation__3709_2121379998"><dc:creator>iwabuchi ken</dc:creator><dc:date>2020-06-14T10:18:56.75</dc:date><text:p text:style-name="P336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田端駅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598382834907772474" text:style-name="L221">
              <text:list-item>
                <text:p text:style-name="P239">開始 <text:s/>9:30 경</text:p>
              </text:list-item>
              <text:list-item>
                <text:p text:style-name="P239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5423083163955925555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5838494450065047830" text:style-name="L223">
              <text:list-item>
                <text:p text:style-name="P241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6709076829576415362" text:style-name="L224">
              <text:list-item>
                <text:p text:style-name="P242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4303552791349479462" text:style-name="L225">
              <text:list-item>
                <text:p text:style-name="P243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838630838815507701" text:style-name="L226">
              <text:list-item>
                <text:p text:style-name="P244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4191421184494706389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3483424888049820854" text:style-name="L228">
              <text:list-item>
                <text:p text:style-name="P246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6246378791070392646" text:style-name="L229">
              <text:list-item>
                <text:p text:style-name="P247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3635852388589634825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3847332924988351186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3221701164496442061" text:style-name="L232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291329258025270463" text:style-name="L233">
              <text:list-item>
                <text:p text:style-name="P251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6430622562572976792" text:style-name="L234">
              <text:list-item>
                <text:p text:style-name="P252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2">이 조치에 의해 타설「打設의 진행「進行이 늦였다「遅れた.</text:p>
                  </text:list-item>
                  <text:list-item>
                    <text:p text:style-name="P252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5573124214481321188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6170199648416574055" text:style-name="L236">
              <text:list-item>
                <text:p text:style-name="P254"/>
              </text:list-item>
            </text:list>
          </table:table-cell>
        </table:table-row>
      </table:table>
      <text:p text:style-name="P14"/>
      <text:p text:style-name="P4">[/ XXXX] 20200614_102041</text:p>
      <text:p text:style-name="P14"/>
      <text:p text:style-name="P9"/>
      <text:p text:style-name="P4">[XXX] </text:p>
      <text:p text:style-name="P14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メインステージ鶴見Ⅱ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雲あり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鶴見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5836815464886891997" text:style-name="L237">
              <text:list-item>
                <text:p text:style-name="P255">開始　：　９時半すぎだったか</text:p>
              </text:list-item>
              <text:list-item>
                <text:p text:style-name="P255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6788979873236989824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7967455681737424760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2558655445373530920" text:style-name="L240">
              <text:list-item>
                <text:p text:style-name="P258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2516103576164017604" text:style-name="L241">
              <text:list-item>
                <text:p text:style-name="P259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1850247622703973621" text:style-name="L242">
              <text:list-item>
                <text:p text:style-name="P260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4496386615226832075" text:style-name="L243">
              <text:list-item>
                <text:p text:style-name="P261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2991283466303420727" text:style-name="L244">
              <text:list-item>
                <text:p text:style-name="P262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5203561488967815149" text:style-name="L245">
              <text:list-item>
                <text:p text:style-name="P263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3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5005408791223022674" text:style-name="L246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3453958543153014542" text:style-name="L247">
              <text:list-item>
                <text:p text:style-name="P265">階段。次に、壁。</text:p>
              </text:list-item>
              <text:list-item>
                <text:p text:style-name="P265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<text:soft-page-break/>見聞</text:p>
          </table:table-cell>
          <table:table-cell table:style-name="表18.C2" office:value-type="string">
            <text:list xml:id="list4184084655467150081" text:style-name="L248">
              <text:list-item>
                <text:p text:style-name="P266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847750818248134215" text:style-name="L249">
              <text:list-item>
                <text:p text:style-name="P267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6096111718375707203" text:style-name="L250">
              <text:list-item>
                <text:p text:style-name="P268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8">２台目、自分が入ったグループ。８トン車（だったか）。大きい。</text:p>
              </text:list-item>
              <text:list-item>
                <text:p text:style-name="P268">待ち　=&gt;　あり。最後は、２０分の待ちだったか。土工の親方さん、「もういいよ」と、言ってくれる。</text:p>
              </text:list-item>
              <text:list-item>
                <text:p text:style-name="P268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3994350090997766730" text:style-name="L251">
              <text:list-item>
                <text:p text:style-name="P269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62705003212584042" text:style-name="L252">
              <text:list-item>
                <text:p text:style-name="P270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4"/>
      <text:p text:style-name="P4">[/ XXXX] 20200703_151331</text:p>
      <text:p text:style-name="P6"/>
      <text:p text:style-name="P9"/>
      <text:p text:style-name="P4">[XXX] </text:p>
      <text:p text:style-name="P14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>田端プロジェクト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5473434" text:continue-list="list4015383728519823902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710442671653447418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3420123055738704364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<text:soft-page-break/>電気屋さんの相番の人</text:p>
          </table:table-cell>
          <table:table-cell table:style-name="表19.C2" office:value-type="string">
            <text:list xml:id="list7534418454374605731" text:style-name="L255">
              <text:list-item>
                <text:p text:style-name="P273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3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3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8976063562755846468" text:style-name="L256">
              <text:list-item>
                <text:p text:style-name="P274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83430486251492967" text:style-name="L257">
              <text:list-item>
                <text:p text:style-name="P275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2791479120654980527" text:style-name="L258">
              <text:list-item>
                <text:p text:style-name="P276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6192345381104053771" text:style-name="L259">
              <text:list-item>
                <text:p text:style-name="P277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6505655890553451441" text:style-name="L260">
              <text:list-item>
                <text:p text:style-name="P278">どちらの日も、菅野さん</text:p>
              </text:list-item>
              <text:list-item>
                <text:p text:style-name="P278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8">もう一人は、始めて見るか。同じく、若い人。３０半ばか。１７０少し</text:p>
                  </text:list-item>
                  <text:list-item>
                    <text:p text:style-name="P278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8078215442680802642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2427941616487298769" text:style-name="L262">
              <text:list-item>
                <text:p text:style-name="P280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9116610331853642737" text:style-name="L263">
              <text:list-item>
                <text:p text:style-name="P281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4"/>
      <text:p text:style-name="P4">[/ XXXX] 20200713_144613</text:p>
      <text:p text:style-name="P7"/>
      <text:p text:style-name="P9"/>
      <text:p text:style-name="P4">[XXX] </text:p>
      <text:p text:style-name="P14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>大東建託　住信建託様ホテル計画</text:p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>雨。時々、曇り</text:p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>入谷（日比谷線）</text:p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6704855875510276164" text:style-name="L295">
              <text:list-item>
                <text:p text:style-name="P311">開始　：　９：１０頃？</text:p>
              </text:list-item>
              <text:list-item>
                <text:p text:style-name="P311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391155030787478504" text:style-name="L264">
              <text:list-item>
                <text:p text:style-name="P282">池田総業</text:p>
              </text:list-item>
              <text:list-item>
                <text:p text:style-name="P282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2908538867962876768" text:style-name="L265">
              <text:list-item>
                <text:p text:style-name="P283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5906397899892019773" text:style-name="L266">
              <text:list-item>
                <text:p text:style-name="P284">東和から。北千住営業所、田辺さん。北千住の近くに在住。この現場へは、バスを利用。１回乗り換えか。</text:p>
              </text:list-item>
              <text:list-item>
                <text:p text:style-name="P284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5506087447974509767" text:style-name="L267">
              <text:list-item>
                <text:p text:style-name="P285">２人。一人は、６０後半か。小柄。シワ有り。</text:p>
              </text:list-item>
              <text:list-item>
                <text:p text:style-name="P285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5080314877205231081" text:style-name="L268">
              <text:list-item>
                <text:p text:style-name="P286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538893689054062575" text:style-name="L269">
              <text:list-item>
                <text:p text:style-name="P287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128273039409048857" text:style-name="L270">
              <text:list-item>
                <text:p text:style-name="P288">２人。所長さんは、小柄。言葉に、九州の訛り。６０半ばか。謹厳な物腰。</text:p>
              </text:list-item>
              <text:list-item>
                <text:p text:style-name="P288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9133539154565259764" text:style-name="L271">
              <text:list-item>
                <text:p text:style-name="P289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1545404648619078947" text:style-name="L272">
              <text:list-item>
                <text:p text:style-name="P290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1193124476688961808" text:style-name="L277">
              <text:list-item>
                <text:p text:style-name="P295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5343579533684810402" text:style-name="L278">
              <text:list-item>
                <text:p text:style-name="P296">鉄筋の網目が、粗い。足を、踏み外し易い。</text:p>
              </text:list-item>
            </text:list>
          </table:table-cell>
        </table:table-row>
      </table:table>
      <text:p text:style-name="P14"/>
      <text:p text:style-name="P4">[/ XXXX] 20200719_151933</text:p>
      <text:p text:style-name="P1"><text:soft-page-break/></text:p>
      <text:p text:style-name="P9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0">1</text:p>
          </table:table-cell>
          <table:table-cell table:style-name="表21.B1" office:value-type="string">
            <text:p text:style-name="P10">現場</text:p>
          </table:table-cell>
          <table:table-cell table:style-name="表21.C1" office:value-type="string">
            <text:p text:style-name="P11"/>
          </table:table-cell>
        </table:table-row>
        <table:table-row>
          <table:table-cell table:style-name="表21.A2" office:value-type="float" office:value="2">
            <text:p text:style-name="P10">2</text:p>
          </table:table-cell>
          <table:table-cell table:style-name="表21.B2" office:value-type="string">
            <text:p text:style-name="P10">天気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3">
            <text:p text:style-name="P10">3</text:p>
          </table:table-cell>
          <table:table-cell table:style-name="表21.B2" office:value-type="string">
            <text:p text:style-name="P10">最寄り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B2" office:value-type="string">
            <text:p text:style-name="P10">3-2</text:p>
            <text:p text:style-name="P10"/>
          </table:table-cell>
          <table:table-cell table:style-name="表21.B2" office:value-type="string">
            <text:p text:style-name="P11">開始／終了時刻</text:p>
          </table:table-cell>
          <table:table-cell table:style-name="表21.C2" office:value-type="string">
            <text:list xml:id="list4443365698808483527" text:style-name="L311">
              <text:list-item>
                <text:p text:style-name="P327">開始</text:p>
              </text:list-item>
              <text:list-item>
                <text:p text:style-name="P327">詰所到着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0">4</text:p>
          </table:table-cell>
          <table:table-cell table:style-name="表21.B2" office:value-type="string">
            <text:p text:style-name="P10">他職：ポンプ</text:p>
          </table:table-cell>
          <table:table-cell table:style-name="表21.C2" office:value-type="string">
            <text:list xml:id="list7610248956834059485" text:style-name="L296">
              <text:list-item>
                <text:p text:style-name="P312"/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0">5</text:p>
          </table:table-cell>
          <table:table-cell table:style-name="表21.B2" office:value-type="string">
            <text:p text:style-name="P10">他職：土工さん</text:p>
          </table:table-cell>
          <table:table-cell table:style-name="表21.C2" office:value-type="string">
            <text:list xml:id="list5510234164969772875" text:style-name="L297">
              <text:list-item>
                <text:p text:style-name="P313"/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0">6</text:p>
          </table:table-cell>
          <table:table-cell table:style-name="表21.B2" office:value-type="string">
            <text:p text:style-name="P10">他職：電気屋さんの相番の人</text:p>
          </table:table-cell>
          <table:table-cell table:style-name="表21.C2" office:value-type="string">
            <text:list xml:id="list7631516681624850353" text:style-name="L298">
              <text:list-item>
                <text:p text:style-name="P314"/>
              </text:list-item>
            </text:list>
          </table:table-cell>
        </table:table-row>
        <table:table-row>
          <table:table-cell table:style-name="表21.B2" office:value-type="string">
            <text:p text:style-name="P10">6--2</text:p>
          </table:table-cell>
          <table:table-cell table:style-name="表21.B2" office:value-type="string">
            <text:p text:style-name="P10">他職：<text:span text:style-name="T2">警備</text:span></text:p>
          </table:table-cell>
          <table:table-cell table:style-name="表21.C2" office:value-type="string">
            <text:list xml:id="list8269556916020820148" text:style-name="L299">
              <text:list-item>
                <text:p text:style-name="P315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土間屋さん</text:span></text:p>
          </table:table-cell>
          <table:table-cell table:style-name="表21.C2" office:value-type="string">
            <text:list xml:id="list8001713618283477777" text:style-name="L300">
              <text:list-item>
                <text:p text:style-name="P316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大工さん</text:span></text:p>
          </table:table-cell>
          <table:table-cell table:style-name="表21.C2" office:value-type="string">
            <text:list xml:id="list2976805774180984402" text:style-name="L301">
              <text:list-item>
                <text:p text:style-name="P317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0">7</text:p>
          </table:table-cell>
          <table:table-cell table:style-name="表21.B2" office:value-type="string">
            <text:p text:style-name="P10">監督さん</text:p>
          </table:table-cell>
          <table:table-cell table:style-name="表21.C2" office:value-type="string">
            <text:list xml:id="list1313103432351257786" text:style-name="L302">
              <text:list-item>
                <text:p text:style-name="P318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0">8</text:p>
          </table:table-cell>
          <table:table-cell table:style-name="表21.B2" office:value-type="string">
            <text:p text:style-name="P10">発注者の方</text:p>
          </table:table-cell>
          <table:table-cell table:style-name="表21.C2" office:value-type="string">
            <text:list xml:id="list7621478857847503132" text:style-name="L303">
              <text:list-item>
                <text:p text:style-name="P319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東和からの同僚</text:p>
          </table:table-cell>
          <table:table-cell table:style-name="表21.C2" office:value-type="string">
            <text:list xml:id="list8880508871028154883" text:style-name="L304">
              <text:list-item>
                <text:p text:style-name="P320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10">9</text:p>
          </table:table-cell>
          <table:table-cell table:style-name="表21.B2" office:value-type="string">
            <text:p text:style-name="P10">現場見<text:soft-page-break/>取り図</text:p>
          </table:table-cell>
          <table:table-cell table:style-name="表21.C2" office:value-type="string">
            <text:p text:style-name="P10"/>
          </table:table-cell>
        </table:table-row>
        <table:table-row>
          <table:table-cell table:style-name="表21.A2" office:value-type="float" office:value="10">
            <text:p text:style-name="P10">10</text:p>
          </table:table-cell>
          <table:table-cell table:style-name="表21.B2" office:value-type="string">
            <text:p text:style-name="P11">段取り</text:p>
          </table:table-cell>
          <table:table-cell table:style-name="表21.C2" office:value-type="string">
            <text:list xml:id="list22736600720371079" text:style-name="L305">
              <text:list-item>
                <text:p text:style-name="P321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行き帰りでの出来事、見聞</text:p>
          </table:table-cell>
          <table:table-cell table:style-name="表21.C2" office:value-type="string">
            <text:list xml:id="list3690664915119038043" text:style-name="L306">
              <text:list-item>
                <text:p text:style-name="P322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周囲の事物</text:p>
          </table:table-cell>
          <table:table-cell table:style-name="表21.C2" office:value-type="string">
            <text:list xml:id="list1376732265591709700" text:style-name="L307">
              <text:list-item>
                <text:p text:style-name="P323"/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0">11</text:p>
          </table:table-cell>
          <table:table-cell table:style-name="表21.B2" office:value-type="string">
            <text:p text:style-name="P11">その他</text:p>
          </table:table-cell>
          <table:table-cell table:style-name="表21.C2" office:value-type="string">
            <text:list xml:id="list8723422559606321959" text:style-name="L308">
              <text:list-item>
                <text:p text:style-name="P324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0">12</text:p>
          </table:table-cell>
          <table:table-cell table:style-name="表21.B2" office:value-type="string">
            <text:p text:style-name="P11">やってもらったこと</text:p>
          </table:table-cell>
          <table:table-cell table:style-name="表21.C2" office:value-type="string">
            <text:list xml:id="list2713854758269414945" text:style-name="L309">
              <text:list-item>
                <text:p text:style-name="P325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危険予知、危険感知</text:p>
          </table:table-cell>
          <table:table-cell table:style-name="表21.C2" office:value-type="string">
            <text:list xml:id="list3818780373867824000" text:style-name="L310">
              <text:list-item>
                <text:p text:style-name="P326"/>
              </text:list-item>
            </text:list>
          </table:table-cell>
        </table:table-row>
      </table:table>
      <text:p text:style-name="P14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5477858" text:continue-list="list35473434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35493325" text:continue-list="list8752851996797150165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1224021937001945896" text:style-name="L279">
              <text:list-item>
                <text:p text:style-name="P29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<text:soft-page-break/>さんの相番の人</text:p>
          </table:table-cell>
          <table:table-cell table:style-name="表13.C2" office:value-type="string">
            <text:list xml:id="list9158132981253194482" text:style-name="L280">
              <text:list-item>
                <text:p text:style-name="P298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5783280375152669768" text:style-name="L281">
              <text:list-item>
                <text:p text:style-name="P299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8086039760253251209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619901250399898770" text:style-name="L283">
              <text:list-item>
                <text:p text:style-name="P30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6648768622118988452" text:style-name="L284">
              <text:list-item>
                <text:p text:style-name="P30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1034862811914083047" text:style-name="L285">
              <text:list-item>
                <text:p text:style-name="P30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6816624115937266018" text:style-name="L286">
              <text:list-item>
                <text:p text:style-name="P30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4052703477153240346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2023435089731131086" text:style-name="L288">
              <text:list-item>
                <text:p text:style-name="P306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4763584024655494539" text:style-name="L289">
              <text:list-item>
                <text:p text:style-name="P30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7338058021412379651" text:style-name="L290">
              <text:list-item>
                <text:p text:style-name="P308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8755843132153307025" text:style-name="L291">
              <text:list-item>
                <text:p text:style-name="P30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9001129331058744328" text:style-name="L292">
              <text:list-item>
                <text:p text:style-name="P310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7"><text:soft-page-break/>/--------------------------------------------------------------- [TEMPLATE] /</text:p>
      <text:p text:style-name="P15"/>
      <text:p text:style-name="P7">--------------------------------------------------------- [STEPS : start] 20191117_134922</text:p>
      <text:list xml:id="list426288358580113666" text:style-name="L293">
        <text:list-item>
          <text:p text:style-name="P330">start apps</text:p>
          <text:list>
            <text:list-item>
              <text:p text:style-name="P330">doc (this)</text:p>
            </text:list-item>
            <text:list-item>
              <text:p text:style-name="P330">folder : C:\WORKS_2\WS\WS_Others.miscs\misc_files</text:p>
            </text:list-item>
            <text:list-item>
              <text:p text:style-name="P330">web page</text:p>
              <text:list>
                <text:list-item>
                  <text:p text:style-name="P33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7">/ --------------------------------------------------------- [STEPS : start] 20191117_134922 /</text:p>
      <text:p text:style-name="P15"/>
      <text:p text:style-name="P7">--------------------------------------------------------- [STEPS : closing] 20191106_154827</text:p>
      <text:list xml:id="list614289337319603872" text:style-name="L294">
        <text:list-item>
          <text:p text:style-name="P328">close</text:p>
          <text:list>
            <text:list-item>
              <text:p text:style-name="P328">image file</text:p>
            </text:list-item>
            <text:list-item>
              <text:p text:style-name="P32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28">folder : C:\WORKS_2\WS\WS_Others.miscs\misc_files</text:p>
            </text:list-item>
            <text:list-item>
              <text:p text:style-name="P328">this</text:p>
            </text:list-item>
          </text:list>
        </text:list-item>
        <text:list-item>
          <text:p text:style-name="P32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5498108" text:continue-numbering="true" text:style-name="L294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7-19T15:27:13.52</dc:date>
    <dc:creator>iwabuchi ken</dc:creator>
    <meta:editing-duration>PT19H37M28S</meta:editing-duration>
    <meta:editing-cycles>127</meta:editing-cycles>
    <meta:generator>OpenOffice/4.1.3$Win32 OpenOffice.org_project/413m1$Build-9783</meta:generator>
    <meta:document-statistic meta:table-count="22" meta:image-count="0" meta:object-count="0" meta:page-count="35" meta:paragraph-count="1149" meta:word-count="18261" meta:character-count="21929"/>
  </office:meta>
</office:document-meta>
</file>